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otation by A in the time/harmony plane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homogene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(A) </text:p>
          </table:table-cell>
          <table:table-cell office:value-type="string" calcext:value-type="string">
            <text:p>sin(A)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-sin(A)</text:p>
          </table:table-cell>
          <table:table-cell office:value-type="string" calcext:value-type="string">
            <text:p>cos(A)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elocit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 rotation in the time/harmony plane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homogene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e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elocit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actors to pre-process for partition of the time/harmony plane by time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homogene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harmony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e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elocit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lations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0:32:24.380779067</meta:creation-date>
    <dc:date>2019-07-24T21:15:20.491331651</dc:date>
    <meta:editing-duration>PT10H1M34S</meta:editing-duration>
    <meta:editing-cycles>2</meta:editing-cycles>
    <meta:generator>LibreOffice/6.0.7.3$Linux_X86_64 LibreOffice_project/00m0$Build-3</meta:generator>
    <meta:document-statistic meta:table-count="1" meta:cell-count="84" meta:object-count="0"/>
  </office:meta>
</office:document-meta>
</file>